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andwriting" svg:font-family="Handwriting"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Preformatted_20_Text">
      <style:text-properties fo:font-variant="normal" fo:text-transform="none" style:font-name="Handwriting" fo:letter-spacing="normal" fo:font-style="normal" fo:font-weight="normal" style:font-style-asian="normal" style:font-weight-asian="normal" style:font-weight-complex="normal"/>
    </style:style>
    <style:style style:name="P2" style:family="paragraph" style:parent-style-name="Preformatted_20_Text">
      <style:paragraph-properties fo:margin-top="0in" fo:margin-bottom="0in" loext:contextual-spacing="false" fo:text-align="start" style:justify-single-word="false" fo:orphans="2" fo:widows="2"/>
      <style:text-properties fo:font-variant="normal" fo:text-transform="none" style:font-name="Handwriting" fo:letter-spacing="normal" fo:font-style="normal" fo:font-weight="normal" style:font-style-asian="normal" style:font-weight-asian="normal"/>
    </style:style>
    <style:style style:name="P3" style:family="paragraph" style:parent-style-name="Preformatted_20_Text">
      <style:paragraph-properties fo:margin-top="0in" fo:margin-bottom="0in" loext:contextual-spacing="false" fo:text-align="start" style:justify-single-word="false" fo:orphans="2" fo:widows="2"/>
      <style:text-properties fo:font-variant="normal" fo:text-transform="none" style:font-name="Handwriting" fo:letter-spacing="normal" fo:font-style="normal" fo:font-weight="normal" officeooo:rsid="001e6c1a" officeooo:paragraph-rsid="0030f8cb" style:font-style-asian="normal" style:font-weight-asian="normal" style:font-weight-complex="normal"/>
    </style:style>
    <style:style style:name="P4" style:family="paragraph" style:parent-style-name="Standard">
      <style:text-properties style:font-name="Handwriting"/>
    </style:style>
    <style:style style:name="P5" style:family="paragraph" style:parent-style-name="Standard">
      <style:text-properties style:font-name="Handwriting" fo:font-size="13pt" fo:font-weight="bold" style:font-size-asian="13pt" style:font-weight-asian="bold"/>
    </style:style>
    <style:style style:name="P6" style:family="paragraph" style:parent-style-name="Standard">
      <style:text-properties style:font-name="Handwriting" fo:font-size="10pt" fo:font-weight="normal" officeooo:rsid="00482d32" officeooo:paragraph-rsid="00482d32" style:font-size-asian="8.75pt" style:font-weight-asian="normal" style:font-size-complex="10pt" style:font-weight-complex="normal"/>
    </style:style>
    <style:style style:name="P7" style:family="paragraph" style:parent-style-name="Standard">
      <style:text-properties style:font-name="Handwriting" fo:font-weight="bold" style:font-weight-asian="bold"/>
    </style:style>
    <style:style style:name="P8" style:family="paragraph" style:parent-style-name="Standard">
      <style:text-properties style:font-name="Handwriting" fo:font-weight="bold" officeooo:paragraph-rsid="0046bffd" style:font-weight-asian="bold"/>
    </style:style>
    <style:style style:name="P9" style:family="paragraph" style:parent-style-name="Standard">
      <style:text-properties style:font-name="Handwriting" fo:font-weight="bold" officeooo:paragraph-rsid="001c4da6" style:font-weight-asian="bold"/>
    </style:style>
    <style:style style:name="P10" style:family="paragraph" style:parent-style-name="Standard">
      <style:text-properties style:font-name="Handwriting" fo:font-weight="bold" officeooo:paragraph-rsid="0003ec81" style:font-weight-asian="bold"/>
    </style:style>
    <style:style style:name="P11" style:family="paragraph" style:parent-style-name="Standard">
      <style:text-properties style:font-name="Handwriting" fo:font-weight="bold" officeooo:paragraph-rsid="0033cb4b" style:font-weight-asian="bold"/>
    </style:style>
    <style:style style:name="P12" style:family="paragraph" style:parent-style-name="Standard">
      <style:text-properties style:font-name="Handwriting" fo:font-weight="bold" officeooo:rsid="0033cb4b" officeooo:paragraph-rsid="003536af" style:font-weight-asian="bold"/>
    </style:style>
    <style:style style:name="P13" style:family="paragraph" style:parent-style-name="Standard">
      <style:text-properties style:font-name="Handwriting" fo:font-weight="bold" officeooo:paragraph-rsid="003536af" style:font-weight-asian="bold"/>
    </style:style>
    <style:style style:name="P14" style:family="paragraph" style:parent-style-name="Standard">
      <style:text-properties style:font-name="Handwriting" fo:font-weight="bold" officeooo:paragraph-rsid="00059f17" style:font-weight-asian="bold"/>
    </style:style>
    <style:style style:name="P15" style:family="paragraph" style:parent-style-name="Standard">
      <style:text-properties style:font-name="Handwriting" fo:font-weight="bold" officeooo:paragraph-rsid="00071d6a" style:font-weight-asian="bold"/>
    </style:style>
    <style:style style:name="P16" style:family="paragraph" style:parent-style-name="Standard">
      <style:text-properties style:font-name="Handwriting" fo:font-weight="bold" officeooo:paragraph-rsid="000a8cd9" style:font-weight-asian="bold"/>
    </style:style>
    <style:style style:name="P17" style:family="paragraph" style:parent-style-name="Standard">
      <style:text-properties style:font-name="Handwriting" fo:font-weight="bold" officeooo:paragraph-rsid="00163dc0" style:font-weight-asian="bold"/>
    </style:style>
    <style:style style:name="P18" style:family="paragraph" style:parent-style-name="Standard">
      <style:text-properties style:font-name="Handwriting" fo:font-weight="bold" officeooo:paragraph-rsid="000baba6" style:font-weight-asian="bold"/>
    </style:style>
    <style:style style:name="P19" style:family="paragraph" style:parent-style-name="Standard">
      <style:text-properties style:font-name="Handwriting" fo:font-weight="bold" officeooo:paragraph-rsid="00223325" style:font-weight-asian="bold"/>
    </style:style>
    <style:style style:name="P20" style:family="paragraph" style:parent-style-name="Standard">
      <style:text-properties style:font-name="Handwriting" fo:font-weight="bold" officeooo:paragraph-rsid="00232826" style:font-weight-asian="bold"/>
    </style:style>
    <style:style style:name="P21" style:family="paragraph" style:parent-style-name="Standard">
      <style:text-properties style:font-name="Handwriting" fo:font-weight="bold" officeooo:paragraph-rsid="000f34fe" style:font-weight-asian="bold"/>
    </style:style>
    <style:style style:name="P22" style:family="paragraph" style:parent-style-name="Standard">
      <style:text-properties style:font-name="Handwriting" fo:font-weight="bold" officeooo:paragraph-rsid="000fd020" style:font-weight-asian="bold"/>
    </style:style>
    <style:style style:name="P23" style:family="paragraph" style:parent-style-name="Standard">
      <style:text-properties style:font-name="Handwriting" fo:font-weight="bold" officeooo:paragraph-rsid="0011202d" style:font-weight-asian="bold"/>
    </style:style>
    <style:style style:name="P24" style:family="paragraph" style:parent-style-name="Standard">
      <style:text-properties style:font-name="Handwriting" fo:font-weight="bold" officeooo:paragraph-rsid="0024515a" style:font-weight-asian="bold"/>
    </style:style>
    <style:style style:name="P25" style:family="paragraph" style:parent-style-name="Standard">
      <style:text-properties style:font-name="Handwriting" fo:font-weight="bold" officeooo:paragraph-rsid="0025afe6" style:font-weight-asian="bold"/>
    </style:style>
    <style:style style:name="P26" style:family="paragraph" style:parent-style-name="Standard">
      <style:text-properties style:font-name="Handwriting" fo:font-weight="bold" officeooo:paragraph-rsid="00293cdf" style:font-weight-asian="bold"/>
    </style:style>
    <style:style style:name="P27" style:family="paragraph" style:parent-style-name="Standard">
      <style:text-properties style:font-name="Handwriting" fo:font-weight="bold" officeooo:paragraph-rsid="002a490b" style:font-weight-asian="bold"/>
    </style:style>
    <style:style style:name="P28" style:family="paragraph" style:parent-style-name="Standard">
      <style:text-properties style:font-name="Handwriting" fo:font-weight="bold" officeooo:paragraph-rsid="002ca919" style:font-weight-asian="bold"/>
    </style:style>
    <style:style style:name="P29" style:family="paragraph" style:parent-style-name="Standard">
      <style:text-properties style:font-name="Handwriting" fo:font-weight="bold" officeooo:paragraph-rsid="00119c30" style:font-weight-asian="bold"/>
    </style:style>
    <style:style style:name="P30" style:family="paragraph" style:parent-style-name="Standard">
      <style:text-properties style:font-name="Handwriting" fo:font-weight="bold" officeooo:paragraph-rsid="002ccb88" style:font-weight-asian="bold"/>
    </style:style>
    <style:style style:name="P31" style:family="paragraph" style:parent-style-name="Standard">
      <style:text-properties style:font-name="Handwriting" fo:font-weight="normal" style:font-weight-asian="normal" style:font-weight-complex="normal"/>
    </style:style>
    <style:style style:name="P32" style:family="paragraph" style:parent-style-name="Standard">
      <style:text-properties style:font-name="Handwriting" fo:font-weight="normal" officeooo:rsid="003e96d9" officeooo:paragraph-rsid="003e96d9" style:font-weight-asian="normal" style:font-weight-complex="normal"/>
    </style:style>
    <style:style style:name="P33" style:family="paragraph" style:parent-style-name="Standard">
      <style:text-properties style:font-name="Handwriting" fo:font-weight="normal" officeooo:rsid="003f96d7" officeooo:paragraph-rsid="003f96d7" style:font-weight-asian="normal" style:font-weight-complex="normal"/>
    </style:style>
    <style:style style:name="P34" style:family="paragraph" style:parent-style-name="Standard">
      <style:text-properties style:font-name="Handwriting" fo:font-weight="normal" officeooo:rsid="0046cdef" officeooo:paragraph-rsid="0046cdef" style:font-weight-asian="normal" style:font-weight-complex="normal"/>
    </style:style>
    <style:style style:name="P35" style:family="paragraph" style:parent-style-name="Standard">
      <style:text-properties style:font-name="Handwriting" fo:font-weight="normal" officeooo:rsid="001c4da6" officeooo:paragraph-rsid="001c4da6" style:font-weight-asian="normal" style:font-weight-complex="normal"/>
    </style:style>
    <style:style style:name="P36" style:family="paragraph" style:parent-style-name="Standard">
      <style:text-properties style:font-name="Handwriting" fo:font-weight="normal" officeooo:rsid="001cee25" officeooo:paragraph-rsid="001cee25" style:font-weight-asian="normal" style:font-weight-complex="normal"/>
    </style:style>
    <style:style style:name="P37" style:family="paragraph" style:parent-style-name="Standard">
      <style:text-properties style:font-name="Handwriting" fo:font-weight="normal" officeooo:rsid="000a8cd9" officeooo:paragraph-rsid="000a8cd9" style:font-weight-asian="normal" style:font-weight-complex="normal"/>
    </style:style>
    <style:style style:name="P38" style:family="paragraph" style:parent-style-name="Standard">
      <style:text-properties style:font-name="Handwriting" fo:font-weight="normal" officeooo:rsid="00071d6a" officeooo:paragraph-rsid="00071d6a" style:font-weight-asian="normal" style:font-weight-complex="normal"/>
    </style:style>
    <style:style style:name="P39" style:family="paragraph" style:parent-style-name="Standard">
      <style:text-properties style:font-name="Handwriting" fo:font-weight="normal" officeooo:rsid="00071d6a" officeooo:paragraph-rsid="00163dc0" style:font-weight-asian="normal" style:font-weight-complex="normal"/>
    </style:style>
    <style:style style:name="P40" style:family="paragraph" style:parent-style-name="Standard">
      <style:text-properties style:font-name="Handwriting" fo:font-weight="normal" officeooo:rsid="0003ec81" officeooo:paragraph-rsid="0003ec81" style:font-weight-asian="normal" style:font-weight-complex="normal"/>
    </style:style>
    <style:style style:name="P41" style:family="paragraph" style:parent-style-name="Standard">
      <style:text-properties style:font-name="Handwriting" fo:font-weight="normal" officeooo:rsid="003536af" officeooo:paragraph-rsid="003536af" style:font-weight-asian="normal" style:font-weight-complex="normal"/>
    </style:style>
    <style:style style:name="P42" style:family="paragraph" style:parent-style-name="Standard">
      <style:text-properties style:font-name="Handwriting" fo:font-weight="normal" officeooo:rsid="0037e4a7" officeooo:paragraph-rsid="0037e4a7" style:font-weight-asian="normal" style:font-weight-complex="normal"/>
    </style:style>
    <style:style style:name="P43" style:family="paragraph" style:parent-style-name="Standard">
      <style:text-properties style:font-name="Handwriting" fo:font-weight="normal" officeooo:rsid="00059f17" officeooo:paragraph-rsid="00059f17" style:font-weight-asian="normal" style:font-weight-complex="normal"/>
    </style:style>
    <style:style style:name="P44" style:family="paragraph" style:parent-style-name="Standard">
      <style:text-properties style:font-name="Handwriting" fo:font-weight="normal" officeooo:rsid="00081511" officeooo:paragraph-rsid="00081511" style:font-weight-asian="normal" style:font-weight-complex="normal"/>
    </style:style>
    <style:style style:name="P45" style:family="paragraph" style:parent-style-name="Standard">
      <style:text-properties style:font-name="Handwriting" fo:font-weight="normal" officeooo:rsid="000baba6" officeooo:paragraph-rsid="000baba6" style:font-weight-asian="normal" style:font-weight-complex="normal"/>
    </style:style>
    <style:style style:name="P46" style:family="paragraph" style:parent-style-name="Standard">
      <style:text-properties style:font-name="Handwriting" fo:font-weight="normal" officeooo:rsid="004581d9" officeooo:paragraph-rsid="004581d9" style:font-weight-asian="normal" style:font-weight-complex="normal"/>
    </style:style>
    <style:style style:name="P47" style:family="paragraph" style:parent-style-name="Standard">
      <style:text-properties style:font-name="Handwriting" fo:font-weight="normal" officeooo:rsid="00223325" officeooo:paragraph-rsid="00223325" style:font-weight-asian="normal" style:font-weight-complex="normal"/>
    </style:style>
    <style:style style:name="P48" style:family="paragraph" style:parent-style-name="Standard">
      <style:text-properties style:font-name="Handwriting" fo:font-weight="normal" officeooo:rsid="00232826" officeooo:paragraph-rsid="00232826" style:font-weight-asian="normal" style:font-weight-complex="normal"/>
    </style:style>
    <style:style style:name="P49" style:family="paragraph" style:parent-style-name="Standard">
      <style:text-properties style:font-name="Handwriting" fo:font-weight="normal" officeooo:rsid="000d55bf" officeooo:paragraph-rsid="000d55bf" style:font-weight-asian="normal" style:font-weight-complex="normal"/>
    </style:style>
    <style:style style:name="P50" style:family="paragraph" style:parent-style-name="Standard">
      <style:text-properties style:font-name="Handwriting" fo:font-weight="normal" officeooo:rsid="000dbaeb" officeooo:paragraph-rsid="000d55bf" style:font-weight-asian="normal" style:font-weight-complex="normal"/>
    </style:style>
    <style:style style:name="P51" style:family="paragraph" style:parent-style-name="Standard">
      <style:text-properties style:font-name="Handwriting" fo:font-weight="normal" officeooo:rsid="000dbaeb" officeooo:paragraph-rsid="000dbaeb" style:font-weight-asian="normal" style:font-weight-complex="normal"/>
    </style:style>
    <style:style style:name="P52" style:family="paragraph" style:parent-style-name="Standard">
      <style:text-properties style:font-name="Handwriting" fo:font-weight="normal" officeooo:rsid="000f34fe" officeooo:paragraph-rsid="000f34fe" style:font-weight-asian="normal" style:font-weight-complex="normal"/>
    </style:style>
    <style:style style:name="P53" style:family="paragraph" style:parent-style-name="Standard">
      <style:text-properties style:font-name="Handwriting" fo:font-weight="normal" officeooo:rsid="000fd020" officeooo:paragraph-rsid="000fd020" style:font-weight-asian="normal" style:font-weight-complex="normal"/>
    </style:style>
    <style:style style:name="P54" style:family="paragraph" style:parent-style-name="Standard">
      <style:text-properties style:font-name="Handwriting" fo:font-weight="normal" officeooo:rsid="0011202d" officeooo:paragraph-rsid="0011202d" style:font-weight-asian="normal" style:font-weight-complex="normal"/>
    </style:style>
    <style:style style:name="P55" style:family="paragraph" style:parent-style-name="Standard">
      <style:text-properties style:font-name="Handwriting" fo:font-weight="normal" officeooo:rsid="0024515a" officeooo:paragraph-rsid="0024515a" style:font-weight-asian="normal" style:font-weight-complex="normal"/>
    </style:style>
    <style:style style:name="P56" style:family="paragraph" style:parent-style-name="Standard">
      <style:text-properties style:font-name="Handwriting" fo:font-weight="normal" officeooo:rsid="0025afe6" officeooo:paragraph-rsid="0025afe6" style:font-weight-asian="normal" style:font-weight-complex="normal"/>
    </style:style>
    <style:style style:name="P57" style:family="paragraph" style:parent-style-name="Standard">
      <style:text-properties style:font-name="Handwriting" fo:font-weight="normal" officeooo:rsid="00293cdf" officeooo:paragraph-rsid="00293cdf" style:font-weight-asian="normal" style:font-weight-complex="normal"/>
    </style:style>
    <style:style style:name="P58" style:family="paragraph" style:parent-style-name="Standard">
      <style:text-properties style:font-name="Handwriting" fo:font-weight="normal" officeooo:rsid="002a490b" officeooo:paragraph-rsid="002a490b" style:font-weight-asian="normal" style:font-weight-complex="normal"/>
    </style:style>
    <style:style style:name="P59" style:family="paragraph" style:parent-style-name="Standard">
      <style:text-properties style:font-name="Handwriting" fo:font-weight="normal" officeooo:rsid="002c66b8" officeooo:paragraph-rsid="002c66b8" style:font-weight-asian="normal" style:font-weight-complex="normal"/>
    </style:style>
    <style:style style:name="P60" style:family="paragraph" style:parent-style-name="Standard">
      <style:text-properties style:font-name="Handwriting" fo:font-weight="normal" officeooo:rsid="002ca919" officeooo:paragraph-rsid="002ca919" style:font-weight-asian="normal" style:font-weight-complex="normal"/>
    </style:style>
    <style:style style:name="P61" style:family="paragraph" style:parent-style-name="Standard">
      <style:text-properties style:font-name="Handwriting" fo:font-weight="normal" officeooo:rsid="00119c30" officeooo:paragraph-rsid="00119c30" style:font-weight-asian="normal" style:font-weight-complex="normal"/>
    </style:style>
    <style:style style:name="P62" style:family="paragraph" style:parent-style-name="Standard">
      <style:text-properties style:font-name="Handwriting" fo:font-weight="normal" officeooo:rsid="002ccb88" officeooo:paragraph-rsid="002ccb88" style:font-weight-asian="normal" style:font-weight-complex="normal"/>
    </style:style>
    <style:style style:name="P63" style:family="paragraph" style:parent-style-name="Standard">
      <style:text-properties style:font-name="Handwriting" officeooo:paragraph-rsid="003f96d7"/>
    </style:style>
    <style:style style:name="P64" style:family="paragraph" style:parent-style-name="Standard">
      <style:text-properties style:font-name="Handwriting" officeooo:paragraph-rsid="00059f17"/>
    </style:style>
    <style:style style:name="P65" style:family="paragraph" style:parent-style-name="Standard">
      <style:text-properties style:font-name="Handwriting" fo:font-style="normal" fo:font-weight="normal" officeooo:rsid="0011202d" officeooo:paragraph-rsid="0011202d" style:font-style-asian="normal" style:font-weight-asian="normal" style:font-style-complex="normal" style:font-weight-complex="normal"/>
    </style:style>
    <style:style style:name="P66" style:family="paragraph" style:parent-style-name="Standard">
      <style:text-properties style:font-name="Handwriting" officeooo:paragraph-rsid="0011202d"/>
    </style:style>
    <style:style style:name="P67" style:family="paragraph" style:parent-style-name="Standard" style:master-page-name="Standard">
      <style:paragraph-properties style:page-number="auto"/>
    </style:style>
    <style:style style:name="P68" style:family="paragraph" style:parent-style-name="Standard">
      <style:text-properties style:font-name="Handwriting" fo:font-size="10pt" fo:font-weight="normal" officeooo:rsid="00482d32" officeooo:paragraph-rsid="00482d32" style:font-size-asian="8.75pt" style:font-weight-asian="normal" style:font-size-complex="10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a8cd9" style:font-weight-asian="normal" style:font-weight-complex="normal"/>
    </style:style>
    <style:style style:name="T3" style:family="text">
      <style:text-properties fo:font-weight="normal" officeooo:rsid="001c4da6" style:font-weight-asian="normal" style:font-weight-complex="normal"/>
    </style:style>
    <style:style style:name="T4" style:family="text">
      <style:text-properties fo:font-weight="normal" officeooo:rsid="0003ec81" style:font-weight-asian="normal" style:font-weight-complex="normal"/>
    </style:style>
    <style:style style:name="T5" style:family="text">
      <style:text-properties fo:font-weight="normal" officeooo:rsid="00059f17" style:font-weight-asian="normal" style:font-weight-complex="normal"/>
    </style:style>
    <style:style style:name="T6" style:family="text">
      <style:text-properties fo:font-weight="normal" officeooo:rsid="00071d6a" style:font-weight-asian="normal" style:font-weight-complex="normal"/>
    </style:style>
    <style:style style:name="T7" style:family="text">
      <style:text-properties fo:font-weight="normal" officeooo:rsid="0024515a" style:font-weight-asian="normal" style:font-weight-complex="normal"/>
    </style:style>
    <style:style style:name="T8" style:family="text">
      <style:text-properties officeooo:rsid="000a0fe3"/>
    </style:style>
    <style:style style:name="T9" style:family="text">
      <style:text-properties officeooo:rsid="000a8cd9"/>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officeooo:rsid="0014a2a0"/>
    </style:style>
    <style:style style:name="T13" style:family="text">
      <style:text-properties officeooo:rsid="00163dc0"/>
    </style:style>
    <style:style style:name="T14" style:family="text">
      <style:text-properties fo:font-weight="bold" style:font-weight-asian="bold"/>
    </style:style>
    <style:style style:name="T15" style:family="text">
      <style:text-properties officeooo:rsid="000dbaeb"/>
    </style:style>
    <style:style style:name="T16" style:family="text">
      <style:text-properties fo:font-size="13pt" fo:font-weight="bold" style:font-size-asian="13pt" style:font-weight-asian="bold"/>
    </style:style>
    <style:style style:name="T17" style:family="text">
      <style:text-properties officeooo:rsid="0020a11b"/>
    </style:style>
    <style:style style:name="T18" style:family="text">
      <style:text-properties officeooo:rsid="00223325"/>
    </style:style>
    <style:style style:name="T19" style:family="text">
      <style:text-properties officeooo:rsid="00232826"/>
    </style:style>
    <style:style style:name="T20" style:family="text">
      <style:text-properties officeooo:rsid="0023a501"/>
    </style:style>
    <style:style style:name="T21" style:family="text">
      <style:text-properties officeooo:rsid="00263637"/>
    </style:style>
    <style:style style:name="T22" style:family="text">
      <style:text-properties officeooo:rsid="00275c43"/>
    </style:style>
    <style:style style:name="T23" style:family="text">
      <style:text-properties officeooo:rsid="002ccb88"/>
    </style:style>
    <style:style style:name="T24" style:family="text">
      <style:text-properties officeooo:rsid="00316eba"/>
    </style:style>
    <style:style style:name="T25" style:family="text">
      <style:text-properties officeooo:rsid="0036184d"/>
    </style:style>
    <style:style style:name="T26" style:family="text">
      <style:text-properties officeooo:rsid="003c1620"/>
    </style:style>
    <style:style style:name="T27" style:family="text">
      <style:text-properties style:use-window-font-color="true" fo:font-size="11pt" fo:language="en" fo:country="US" style:letter-kerning="false" style:font-name-asian="Calibri1" style:font-size-asian="11pt" style:language-asian="en" style:country-asian="US" style:font-name-complex="DejaVu Sans" style:font-size-complex="11pt" style:language-complex="ar" style:country-complex="SA"/>
    </style:style>
    <style:style style:name="T28" style:family="text">
      <style:text-properties style:use-window-font-color="true" fo:font-size="11pt" fo:language="en" fo:country="US" officeooo:rsid="0046bffd" style:letter-kerning="false" style:font-name-asian="Calibri1" style:font-size-asian="11pt" style:language-asian="en" style:country-asian="US" style:font-name-complex="DejaVu Sans" style:font-size-complex="11pt" style:language-complex="ar" style:country-complex="SA"/>
    </style:style>
    <style:style style:name="T29" style:family="text">
      <style:text-properties style:use-window-font-color="true" style:font-name="Handwriting" fo:font-size="13pt" fo:language="en" fo:country="US" fo:font-weight="bold" officeooo:rsid="004c454d" style:letter-kerning="false" style:font-name-asian="Calibri1" style:font-size-asian="13pt" style:language-asian="en" style:country-asian="US" style:font-weight-asian="bold" style:font-name-complex="DejaVu Sans" style:font-size-complex="11pt" style:language-complex="ar" style:country-complex="SA"/>
    </style:style>
    <style:style style:name="T30" style:family="text">
      <style:text-properties officeooo:rsid="0041222e"/>
    </style:style>
    <style:style style:name="T31" style:family="text">
      <style:text-properties officeooo:rsid="00423b80"/>
    </style:style>
    <style:style style:name="T32" style:family="text">
      <style:text-properties officeooo:rsid="0042aa13"/>
    </style:style>
    <style:style style:name="T33" style:family="text">
      <style:text-properties officeooo:rsid="0045abb1"/>
    </style:style>
    <style:style style:name="T34" style:family="text">
      <style:text-properties style:font-name="Handwriting" fo:font-size="13pt" fo:font-weight="bold" style:font-size-asian="13pt" style:font-weight-asian="bold"/>
    </style:style>
    <style:style style:name="T35" style:family="text">
      <style:text-properties officeooo:rsid="004dd251"/>
    </style:style>
    <style:style style:name="T36" style:family="text">
      <style:text-properties officeooo:rsid="005194c8"/>
    </style:style>
    <style:style style:name="T37" style:family="text">
      <style:text-properties officeooo:rsid="00554af3"/>
    </style:style>
    <style:style style:name="T38" style:family="text">
      <style:text-properties officeooo:rsid="00574635"/>
    </style:style>
    <style:style style:name="T39" style:family="text">
      <style:text-properties officeooo:rsid="0057a3ba"/>
    </style:style>
    <style:style style:name="T40" style:family="text">
      <style:text-properties officeooo:rsid="00589051"/>
    </style:style>
    <style:style style:name="T41" style:family="text">
      <style:text-properties officeooo:rsid="005a1846"/>
    </style:style>
    <style:style style:name="T42" style:family="text">
      <style:text-properties officeooo:rsid="005b62d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text:span text:style-name="T34">Ethnography – </text:span><text:span text:style-name="T29">Rhun</text:span></text:p>
      <text:p text:style-name="P5"/>
      <text:p text:style-name="P6">Summary:</text:p>
      <text:p text:style-name="P6">-Bronze-Age culture <text:span text:style-name="T35">of </text:span><text:span text:style-name="T36">a variety of </text:span><text:span text:style-name="T38">isolated</text:span><text:span text:style-name="T36"> n</text:span><text:span text:style-name="T35">omadic </text:span><text:span text:style-name="T36">tribes</text:span><text:span text:style-name="T35"> </text:span><text:span text:style-name="T36">typically governed by </text:span><text:span text:style-name="T37">martial chiefs, wise elders, </text:span><text:span text:style-name="T38">or otherwise generally respected individuals.</text:span></text:p>
      <text:p text:style-name="P6">-<text:span text:style-name="T39">No universal Rhun religion; the Rhun occasionally adopt the religions of the geographic area. Their base belief is that the gods of their people (and sometimes all gods) are dead.</text:span></text:p>
      <text:p text:style-name="P6">-<text:span text:style-name="T40">Generally uni-ethnic, </text:span><text:span text:style-name="T41">though if a tribe spends enough time around other races they may intermix.</text:span></text:p>
      <text:p text:style-name="P6">-<text:span text:style-name="T42">Rhun are spread across the globe.</text:span></text:p>
      <text:p text:style-name="P5"/>
      <text:p text:style-name="P5"><text:bookmark-start text:name="1"/>Questions of Place.<text:bookmark-end text:name="1"/></text:p>
      <text:p text:style-name="P7">Geography</text:p>
      <text:p text:style-name="P7">Describe the geography of where your society calls home.</text:p>
      <text:p text:style-name="P31">The ancient waith civilization was a unique one—there were four cities, Rinadure, Uruzil, Haloras, and Glinoras, spread distantly across the world. The cities were connected by the Anariima, used as doorways in those times, <text:span text:style-name="T26">such that the four cities were connected as one. This was the center of the developing world, though it lasted only an instant in the long lives of the waith.</text:span></text:p>
      <text:p text:style-name="P31"/>
      <text:p text:style-name="P31">Rinadure was a city in central Rhunendor. It was surrounded by thick forests and many river valleys.</text:p>
      <text:p text:style-name="P31">Uruzil grew from the oldest civilizations of the waith on the island Iniva. Iniva is a temperate island.</text:p>
      <text:p text:style-name="P31">Haloras was a city built in the tropical valleys of Adasol.</text:p>
      <text:p text:style-name="P31">Glinoras was built in the cold northern plains of the Halcinaline in Luazil. The city was set upon a high hill overlooking the forests and western sea.</text:p>
      <text:p text:style-name="P7"><text:line-break/>Describe the climate your society deals with. How severe are their seasons?</text:p>
      <text:p text:style-name="P32">The ancient civilization of the waith existed in a time before the Usada, before the spilling of the world and the creation of the universe. The world did not know the subtle changes in orbit that would later bring periods of cooling or warming. The climate was stable and everlasting, with seasons dictated by the words that created the world.</text:p>
      <text:p text:style-name="P63"><text:span text:style-name="T14"><text:line-break/>What kinds of natural di</text:span><text:bookmark text:name="_GoBack"/><text:span text:style-name="T14">sasters has this society gotten used to?</text:span></text:p>
      <text:p text:style-name="P33"><text:span text:style-name="T27">Much of</text:span> the long history of the waith that would found the Four Cities was lived out on Iniva. <text:span text:style-name="T30">The small island is not prone to earthquakes, nor is it volcanic. The ocean currents give it stable precipitation and droughts are rare. These waith knew little disaster except that which was produced by themselves: war. </text:span><text:span text:style-name="T31">War forced some waith from Sarn and then from Iniva, which spread them across the world. </text:span><text:span text:style-name="T32">The waith ended up in many different locations with many different natural cycles. The Four Cities were protected by the magic </text:span><text:soft-page-break/><text:span text:style-name="T32">of Hera’roilya, however, and by the Anariima. These protections nullified the disasters native to their regions, and gave the waith an idyllic world.</text:span></text:p>
      <text:p text:style-name="P8"><text:line-break/>What is this place's most abundant resource?</text:p>
      <text:p text:style-name="P34">Glinoras is plentiful with flax flowers, and much of the linen for the four cities is produced here.</text:p>
      <text:p text:style-name="P8"><text:line-break/>What is its most valuable resource?</text:p>
      <text:p text:style-name="P31">The <text:span text:style-name="T28">cool</text:span> fields of Glinoras are home to many mighty tusked beasts, and their ivory is valuable and prized as a material of luxury and esteem.</text:p>
      <text:p text:style-name="P31">The mountains and rivers around Haloras are rich in gold, spread throughout the four cities for jewelry and decoration.</text:p>
      <text:p text:style-name="P31">The isle of Urazil was fertile, bringing great bounties of food to the other cities.</text:p>
      <text:p text:style-name="P31">Rinadure was surrounded by forests and game.</text:p>
      <text:p text:style-name="P7"><text:line-break/>What resource is it most lacking?<text:line-break/></text:p>
      <text:p text:style-name="P7">Food</text:p>
      <text:p text:style-name="P7">What are the most commonly grown foods and most commonly eaten meats?<text:line-break/>What foods are considered exotic or expensive?<text:line-break/>What forms of alcohol are common?<text:line-break/>Is there usually enough food and water for the population?<text:line-break/></text:p>
      <text:p text:style-name="P7">Civilization</text:p>
      <text:p text:style-name="P9">What are the borders of society like?<text:line-break/>How many people live here?</text:p>
      <text:p text:style-name="P35">The four cities hold millions of Waith within them, and many more in their hinterlands.</text:p>
      <text:p text:style-name="P9"><text:line-break/>Where do they congregate?</text:p>
      <text:p text:style-name="P35">The four cities are the centers of Waith civilization.</text:p>
      <text:p text:style-name="P9"><text:line-break/>What part of this place do they avoid? Why?<text:line-break/>How do people feel about local landscapes being altered or used for a purpose other than what is traditional?<text:line-break/></text:p>
      <text:p text:style-name="P7"/>
      <text:p text:style-name="P7">Plants and Animals</text:p>
      <text:p text:style-name="P7">What are the most common domesticated animals here? And what are they domesticated for?<text:line-break/>What are the most common wild animals? How are wild animals treated?<text:line-break/>Which animals are likely to be pets?<text:line-break/><text:soft-page-break/>What are the most common wild plants here? What are they used for?<text:line-break/></text:p>
      <text:p text:style-name="P5"><text:bookmark-start text:name="14"/>Questions of Technology.<text:bookmark-end text:name="14"/></text:p>
      <text:p text:style-name="P7">Describe the technological level of the society.</text:p>
      <text:p text:style-name="P1">Surface mining 3054000</text:p>
      <text:p text:style-name="P2">Non-sailing boats 2832000</text:p>
      <text:p text:style-name="P2">Shaft mining 2682000</text:p>
      <text:p text:style-name="P2">Pottery 1202000</text:p>
      <text:p text:style-name="P2">Neolithic period 608000</text:p>
      <text:p text:style-name="P2">Settlement size: 100 608000</text:p>
      <text:p text:style-name="P2">Agriculture 608000</text:p>
      <text:p text:style-name="P2">Animal Husbandry 608000</text:p>
      <text:p text:style-name="P2">Archery 608000</text:p>
      <text:p text:style-name="P2">Timekeeping 608000</text:p>
      <text:p text:style-name="P2">Granaries appear 572000</text:p>
      <text:p text:style-name="P2">Non-burial spiritual architecture 534000</text:p>
      <text:p text:style-name="P2">Proto-writing 386000</text:p>
      <text:p text:style-name="P2">Settlement size: 800 386000</text:p>
      <text:p text:style-name="P2">Charcolithic period 312000</text:p>
      <text:p text:style-name="P2">Copper working 312000</text:p>
      <text:p text:style-name="P2">Early textiles 312000</text:p>
      <text:p text:style-name="P2">Settlement size: 4000 312000</text:p>
      <text:p text:style-name="P2">Trapping 276000</text:p>
      <text:p text:style-name="P2">Carpentry 276000</text:p>
      <text:p text:style-name="P2">Significant Masonry 164000</text:p>
      <text:p text:style-name="P2">Paved roads 164000</text:p>
      <text:p text:style-name="P2">Earliest complex civilizations 164000</text:p>
      <text:p text:style-name="P2">Bronze Age 128000</text:p>
      <text:p text:style-name="P2">Spear and shield formations 128000</text:p>
      <text:p text:style-name="P2">Wheel 128000</text:p>
      <text:p text:style-name="P2">Horseback riding 128000</text:p>
      <text:p text:style-name="P2">Writing 120000</text:p>
      <text:p text:style-name="P2">Modern calendar 90000</text:p>
      <text:p text:style-name="P2">Early mathematics 90000</text:p>
      <text:p text:style-name="P2">Ocean Sailing 90000</text:p>
      <text:p text:style-name="P2">Post and Lintel construction 90000</text:p>
      <text:p text:style-name="P2">Early currency 90000</text:p>
      <text:p text:style-name="P2"/>
      <text:p text:style-name="P2">First standing armies 60000</text:p>
      <text:p text:style-name="P2">Earliest libraries 60000</text:p>
      <text:p text:style-name="P2">Bronze working 54000</text:p>
      <text:p text:style-name="P2">Chariot driving 54000</text:p>
      <text:p text:style-name="P2">Early engineering -36000</text:p>
      <text:p text:style-name="P7"/>
      <text:p text:style-name="P7"><text:soft-page-break/>What devices and technologies are commonly available for people? What devices are rare?</text:p>
      <text:p text:style-name="P31">The above technologies are typically common within or around the four main cities of the Waith; the spread of the technologies to outlying societies is slow and may be lacking.</text:p>
      <text:p text:style-name="P7"/>
      <text:p text:style-name="P7">What are the common weapons like? Do they use weapons?</text:p>
      <text:p text:style-name="P4"><text:span text:style-name="T1">Weapons are copper </text:span><text:span text:style-name="T3">or bronze</text:span><text:span text:style-name="T1"> where available. Spears, shields, swords, axes, etc. are common. </text:span><text:span text:style-name="T4">For those trained in magic, weapons could be conjured from sheer power.</text:span></text:p>
      <text:p text:style-name="P7"/>
      <text:p text:style-name="P7">Are philosophy and science unified, or do they exist as separate and independent disciplines?</text:p>
      <text:p text:style-name="P36">The Waith do not practice science for the sake of science. There is no practice of experimentation and discovery discrete from philosophical reasonings of some wealthy Waith.</text:p>
      <text:p text:style-name="P7"/>
      <text:p text:style-name="P7">How is technology treated by the society? Is it appreciated? If so, how?</text:p>
      <text:p text:style-name="P7"/>
      <text:p text:style-name="P5"><text:bookmark-start text:name="2"/>Questions of Time.<text:bookmark-end text:name="2"/></text:p>
      <text:p text:style-name="P7">History</text:p>
      <text:p text:style-name="P7">How was this society founded? Who founded it and under what circumstances?</text:p>
      <text:p text:style-name="P31">The first home of the Waith, the island of Iniva, was home to many small villages and kingdoms. As the island grew more crowded and violence grew between the nations of the Waith, many sought out far-away lands to live. One of these distant cities was Rinadure, ruled by Guire and Selor and their children with the power of magic. The four children of Guire and Selor went on to rule and found other distant cities where the Waith had spread: Glinoras, Haloras, and Uruzil on Iniva.</text:p>
      <text:p text:style-name="P7"/>
      <text:p text:style-name="P7">What were the chief powers in the time when this society was founded?</text:p>
      <text:p text:style-name="P31">The children of Guire and Selor (Eres, Finiel, Renno, and Ralun) <text:span text:style-name="T9">and their partners </text:span>ruled the cities with their magic.</text:p>
      <text:p text:style-name="P7"/>
      <text:p text:style-name="P7">How far back does this society’s written history go?</text:p>
      <text:p text:style-name="P31">There is some written history back to around 120,000 BBT, during the times of the warring clans of Uruzil.</text:p>
      <text:p text:style-name="P7"><text:line-break/>What is the worst disaster they believe they've faced?</text:p>
      <text:p text:style-name="P31">The Keles was a time of hardship that led many of the clans of Iniva to leave the island in search of new homes—this eventually led to the discovery of Hera’roilya and the subsequent founding of the Four Cities. <text:span text:style-name="T17">The Keles stemmed from the sacking of Sarn, the most prominent early Waith city.</text:span></text:p>
      <text:p text:style-name="P37">The disappearance of Celegros from the sky is also widely seen as a disaster, for the cosmic atta of Celcerul and Celegros plays a major part in Waithi legend and religion.</text:p>
      <text:p text:style-name="P7"><text:line-break/>What was the best thing that ever happened to them?</text:p>
      <text:p text:style-name="P31"><text:soft-page-break/>Many believe the gift of magic is the best thing to happen to them, <text:span text:style-name="T12">though many Waith during this period did not know that the gift of magic was tied to the disappearance of Celegros.</text:span></text:p>
      <text:p text:style-name="P7"><text:line-break/>What in their past makes them feel ashamed?</text:p>
      <text:p text:style-name="P38">Guire and Selor are personally ashamed for their actions in imprisoning Hera’roilya, though this knowledge is not entirely well known.</text:p>
      <text:p text:style-name="P10"><text:line-break/>What in their past makes them proud?<text:line-break/>What are they afraid of happening again?<text:line-break/>What are they hoping will happen? Do they think it likely?<text:line-break/>How strongly are people attached or connected to their heritage?<text:line-break/>What do they assume the future will hold?</text:p>
      <text:p text:style-name="P40">The Waith hold a belief that, with the power of magic, the future will be prosperous. They believe that magic puts them above all other creatures.</text:p>
      <text:p text:style-name="P11"><text:line-break/>What are the most popular stories about the past?<text:line-break/>Who in the past is the greatest hero? The worst villain?</text:p>
      <text:p text:style-name="P11"/>
      <text:p text:style-name="P12">How do people view time? What is their calendar like?</text:p>
      <text:p text:style-name="P41">The Waith have two main calendars—the first is the short-period agricultural calendar, which follows the seasons and whose transitions mark times of harvest and planting.</text:p>
      <text:p text:style-name="P41"/>
      <text:p text:style-name="P41">The second is a long-period religious calendar. This calendar is based on the detailed motions of the two moons relative to each other. <text:span text:style-name="T25">This calendar tracks moon phases, eclipses, and orbital paths.</text:span></text:p>
      <text:p text:style-name="P41"/>
      <text:p text:style-name="P42">The rare times in which the agricultural calendar lines up with the religious calendar are the most religiously celebrated years.</text:p>
      <text:p text:style-name="P13"><text:line-break/>Do people think the present better or worse than the past?<text:line-break/>Do people believe the future will be better or worse than the present or past?<text:line-break/></text:p>
      <text:p text:style-name="P5"><text:bookmark-start text:name="3"/>Questions of Race and Ethnicity.<text:bookmark-end text:name="3"/></text:p>
      <text:p text:style-name="P10">What are the chief races in the region?</text:p>
      <text:p text:style-name="P40">The Waith interact most heavily with the other races descended from the Far Ul; the Okemenel and Onear near Haloras, the Loss’kelvar and Onear near Glinoras. Uruzil and Rinadure are separated from the other fey.</text:p>
      <text:p text:style-name="P10"><text:line-break/>What are the chief ethnic groups of each race in the region? How are they distributed in <text:soft-page-break/>place?<text:line-break/>How do they differ by language, appearance or ancestry?</text:p>
      <text:p text:style-name="P7">What jobs do the chief ethnicities primarily occupy? Are any groups denied work because of racial or ethnic heritage?<text:line-break/>What are typical attitudes of the native (or majority) ethnos to immigrants and other ethnicities?<text:line-break/>How has any variety of ethnicity in the region changed the society’s culture?<text:line-break/></text:p>
      <text:p text:style-name="P5"><text:bookmark-start text:name="4"/>Questions of Family.<text:bookmark-end text:name="4"/></text:p>
      <text:p text:style-name="P7">Marriage</text:p>
      <text:p text:style-name="P10">How is a marriage defined? How is a marriage contracted?</text:p>
      <text:p text:style-name="P40">Marriage is the singular, eternal bond between two Waith. Waith have extremely long lifespans, though they take only one partner through that time. The bond is extremely close, and much ritual leads up to the marriage being contracted at one of the magical temples. <text:span text:style-name="T9">Marriage within the partner bond of the atta is common, but not necessary.</text:span></text:p>
      <text:p text:style-name="P10"><text:line-break/>Who decides on a marriage?</text:p>
      <text:p text:style-name="P7">What is the term of a marriage contract?<text:line-break/>How are marriages celebrated?<text:line-break/>What is considered too great a difference in age for a couple?<text:line-break/>Do relationships allow multiple partners?<text:line-break/>How can a marriage be terminated?</text:p>
      <text:p text:style-name="P7">Who usually takes custody of children if a marriage ends for some reason?<text:line-break/>Does this society connect the ideas of marriage with love?</text:p>
      <text:p text:style-name="P43">Very much so, yes.</text:p>
      <text:p text:style-name="P7"/>
      <text:p text:style-name="P7">Family</text:p>
      <text:p text:style-name="P14">How are families named?</text:p>
      <text:p text:style-name="P43">Waith families typically do not have surnames, though associations within certain families is important.</text:p>
      <text:p text:style-name="P14"><text:line-break/>How big are families, typically?</text:p>
      <text:p text:style-name="P38">A Waith couple might have many children in their lifetime, though they would raise few to adulthood.</text:p>
      <text:p text:style-name="P14"/>
      <text:p text:style-name="P15">What constitutes a household? How many people live in one household? How many generations?<text:line-break/>How are boy and girl children treated differently?</text:p>
      <text:p text:style-name="P38">Boys and girls separately are treated the same; it is a bonded pair that is treated most highly. No matter the constituency of the pair, it as a unit is treated as the highest social being. A pair in Waith society is called an <text:span text:style-name="T10">atta</text:span><text:span text:style-name="T11">.</text:span></text:p>
      <text:p text:style-name="P15"><text:soft-page-break/><text:line-break/>What happens to orphans?<text:line-break/></text:p>
      <text:p text:style-name="P5"><text:bookmark-start text:name="5"/>Questions of Customs and Social Life.<text:bookmark-end text:name="5"/></text:p>
      <text:p text:style-name="P14">What colors are associated with power? With virtue? With death?</text:p>
      <text:p text:style-name="P64"><text:span text:style-name="T5">Gold is the color of power, blue with knowledge, </text:span><text:span text:style-name="T6">red with life, white with death.</text:span><text:span text:style-name="T14"><text:line-break/>When and how does someone go from child to adult?</text:span></text:p>
      <text:p text:style-name="P44">The ritual of adulthood in Waith society happens when a young Waith reaches physical maturity, usually at age 20 or so. Emotional maturity is not reached for many centuries, when the Waith is nearly 2000 years old. <text:span text:style-name="T8">At emotional maturity, the Waith must find a partner for an atta; though this does not need to be a marriage partner.</text:span></text:p>
      <text:p text:style-name="P14"/>
      <text:p text:style-name="P16">If two people get into a fight, how is this supposed to be resolved?<text:line-break/>Who inherits property? Titles? Position?</text:p>
      <text:p text:style-name="P37">If the Waith was in an atta, the living partner would take on any position, property, or title held by the other. If that is not possible (the other already has a position or title, or the Waith is not part of an atta) then the property, title, or position would be passed to any children. Children in an atta are given preference.</text:p>
      <text:p text:style-name="P16"><text:line-break/>What are the most popular games? How important are they?</text:p>
      <text:p text:style-name="P37">Ball games based around the atta are popularly played and quite important to society. The social standing of an atta is not only recognized by magical status, occupation, or ancestry but also by aptitude in games.</text:p>
      <text:p text:style-name="P16"><text:line-break/>How much free time do people usually get?<text:line-break/>What do they spend this time doing?<text:line-break/>How independent or codependent are individuals?</text:p>
      <text:p text:style-name="P16"><text:span text:style-name="T2">Individuals within an atta act as a unit, completely codependent.</text:span><text:line-break/></text:p>
      <text:p text:style-name="P7">Social Division</text:p>
      <text:p text:style-name="P17">Is society segregated?</text:p>
      <text:p text:style-name="P17">What social classes or divisions exist in this society?</text:p>
      <text:p text:style-name="P39">Society is somewhat <text:span text:style-name="T13">divided</text:span> between those who have magical aptitude and those that do not. <text:span text:style-name="T13">Those that learn to wield magic are called Esis, those that do not use it are called the Inis. Besides this division, Waithi society also has a more typical class structure. </text:span></text:p>
      <text:p text:style-name="P17"><text:line-break/>If so, can people move from one class to another?</text:p>
      <text:p text:style-name="P37">It is possible to move within the class structure, but it is difficult.</text:p>
      <text:p text:style-name="P18"><text:line-break/>Is there any discrimination against minority groups (racial, ethnic, religious) in this society?<text:line-break/><text:soft-page-break/>What are the typical roles of women and men? What are the expectations of children?<text:line-break/><text:line-break/>Food<text:line-break/>Describe how daily food is obtained.<text:line-break/>What type of foods are most popular? What are typical dishes and specialties of the region?<text:line-break/>What cutlery, if any, do people use for cooking and eating?<text:line-break/>How is the table arranged? How do people sit when eating? Is there any arrangement by age or dignity of diners?<text:line-break/>How many and when are the main mealtimes?<text:line-break/>Are there restaurants, street vendors, or other places where food may be bought in public?<text:line-break/>How much does a typical meal cost, if bought and not grown at home?<text:line-break/></text:p>
      <text:p text:style-name="P7">Clothing and Fashion</text:p>
      <text:p text:style-name="P18">What kind of clothes do people wear? How does this vary by season, ethnicity, age, profession, etc.?</text:p>
      <text:p text:style-name="P45">Fine silks and linen robes and tunics are common. The wealthiest might adorn their robes with jewelry of gold and silver, gemstones and trophies. The Waith are a colorful people, and their clothes mirror this nature.</text:p>
      <text:p text:style-name="P18"><text:line-break/>How do the genders dress: what differences are there between men’s and women’s clothing and accessories?<text:line-break/>How is clothing made, in small shops or larger factories?</text:p>
      <text:p text:style-name="P45">Clothing is made by hand within family groups, though the wealthiest might purchase clothing from a well-known craftsman.</text:p>
      <text:p text:style-name="P18"><text:line-break/>How much does typical clothing cost?<text:line-break/>How important is fashion to people? How does this vary by individual?<text:line-break/>What kinds of jewelry do people wear? And when?<text:line-break/><text:line-break/>Entertainments<text:line-break/>Does the culture have outlets for dramatic arts (theater, puppetry, cinematography)?<text:line-break/>What other major forms of entertainment are there?<text:line-break/>Do people read for pleasure?<text:line-break/>How much do books, magazines, broadsheets and the like cost?<text:line-break/>Is there a public library system?<text:line-break/>Who are popular authors and poets?<text:line-break/>Who are some of the more famous characters from literature?<text:line-break/></text:p>
      <text:p text:style-name="P5"><text:bookmark-start text:name="6"/>Questions of Manners.<text:bookmark-end text:name="6"/></text:p>
      <text:p text:style-name="P7">Who speaks first at a formal gathering?<text:line-break/>What kinds of gifts are considered appropriate or in extremely bad taste?<text:line-break/><text:soft-page-break/>How do younger adults address their elders?<text:line-break/>What kinds of questions cannot be asked in public? In private? At all?<text:line-break/>What parts of the body are routinely covered?<text:line-break/>How private are bodily functions like bathing or defecating?</text:p>
      <text:p text:style-name="P7"/>
      <text:p text:style-name="P5"><text:bookmark-start text:name="7"/>Questions of Faith.<text:bookmark-end text:name="7"/></text:p>
      <text:p text:style-name="P7">Religious Structure</text:p>
      <text:p text:style-name="P18">Is the culture religious or nonreligious?</text:p>
      <text:p text:style-name="P45">The Waith are religious.</text:p>
      <text:p text:style-name="P18"><text:line-break/>What are the major religious groups in the region? Repeat this section for each religious group if needed.<text:line-break/>What is the basic structure of the religion (unitary, dualistic, etc)?</text:p>
      <text:p text:style-name="P45">The Waithi faith is very much dualistic, with much of their society focusing around the number two and pairs.</text:p>
      <text:p text:style-name="P18"><text:line-break/>What is the basic theology of the religion (i.e., monotheistic, polytheistic, henotheistic etc.)?</text:p>
      <text:p text:style-name="P45">Waithi faith is polytheistic, with two main deities: Celcerul and Celegros, the blue moon of knowledge and the red moon of life. <text:span text:style-name="T18">A number of other deific pairs surround Celcerul and Celegros, each representing dualities experienced in the lives of the Waith.</text:span></text:p>
      <text:p text:style-name="P18"><text:line-break/>Is there a formal creed or set of credal statements that define the faith?</text:p>
      <text:p text:style-name="P18">What are some of their core doctrines, dogmas, beliefs and practices?</text:p>
      <text:p text:style-name="P45">Everything is part of a pair: there is mind and body, Celcerul and Celegros, knowledge and life, etc.</text:p>
      <text:p text:style-name="P45">Anything good comes as part of a pair.</text:p>
      <text:p text:style-name="P18"><text:line-break/>What is the overall cosmology and eschatology in religious terms?</text:p>
      <text:p text:style-name="P46">The gods existed and exerted their power from two places: Or, positioned above the world and the moons, and Nu, positioned below the world. The gods would switch between Or and Nu depending on the positions of the moons, whether it was day or night, whether it was raining or dry, and other factors relating to the waith religious calendar. <text:span text:style-name="T33">Neither Or or Nu was considered good or bad, Heaven or Hell. The souls claimed by Celegros traveled to Nu, the place under the world.</text:span></text:p>
      <text:p text:style-name="P18"/>
      <text:p text:style-name="P7">What importance (spiritual or cultural) do people ascribe to the geography?</text:p>
      <text:p text:style-name="P18">Are religious traditions and any scriptures oral or written in nature or a combination?</text:p>
      <text:p text:style-name="P45">Religious stories tend to be oral, though the most notable studies and beliefs are ascribed on tablets of clay.</text:p>
      <text:p text:style-name="P19"><text:line-break/>What is the role of myth within the religion?</text:p>
      <text:p text:style-name="P47"><text:soft-page-break/>Myth and religious narratives are central to Waith religion. The stories surrounding the deities have been passed down for hundreds of generations.</text:p>
      <text:p text:style-name="P19"><text:line-break/>What are typical symbols used in the religion and their meanings?</text:p>
      <text:p text:style-name="P45">The two circles of Celcerul and Celegros are commonly seen, one blue and one red.</text:p>
      <text:p text:style-name="P20"><text:line-break/>What ritual objects are used in the religion (relics, talismans, medals, charms, etc.)?<text:line-break/>What religious officials are there? Is there a formal clergy? How are they organized? Are there monastic groups or cults? Does the religion send out missionaries? What does each group do? How do you join?</text:p>
      <text:p text:style-name="P48">There is a religious caste in Waith culture. The priests are some of the most highly regarded and powerful people in the four cities. Temples are always run by a pair of priests, often together in an atta.</text:p>
      <text:p text:style-name="P20"><text:line-break/>What does this religion say about death?</text:p>
      <text:p text:style-name="P49">Celegros is the <text:span text:style-name="T15">End, Celcerul the Beginning. The first to rise on the night of the death is the one to claim the spirit of the deceased. If Celcerul should claim the soul, then it shall be reborn in a new beginning to another body. If Celegros should reclaim the soul, the cycle is broken and the End is reached. Neither claim is considered good or bad for the Waith, they are both celebrated in their own way.</text:span></text:p>
      <text:p text:style-name="P50"/>
      <text:p text:style-name="P51"><text:span text:style-name="T15">A</text:span>fter Celegros was taken from the sky, Celcerul claimed all spirits, and thus all were reborn at the ends of their life. Reincarnation into the Waith did not always transfer knowledge, though some proclaim that echoes of skill or abilities survive the transition.</text:p>
      <text:p text:style-name="P18"/>
      <text:p text:style-name="P21">Is there a set religious calendar? What are the most popular rituals or festivals?</text:p>
      <text:p text:style-name="P52">There is a religious calendar set to the rising periods of the moons. <text:span text:style-name="T19">Because the Waith lived for so long, the calendar focused its rituals and festivals on the rare, long-period astronomical occurrences like certain types of eclipses or lunar motions.</text:span></text:p>
      <text:p text:style-name="P21"><text:line-break/>What kinds of supernatural beings exist in this religion (angels, demons, devi, asuras, spirits, ghosts, sprites, etc.)?<text:line-break/>How are dreams and visions encompassed by the religion?</text:p>
      <text:p text:style-name="P7">Are there any places considered special or holy? What are they like?<text:line-break/></text:p>
      <text:p text:style-name="P7">Societal Views</text:p>
      <text:p text:style-name="P7">Are there differing denominations or sects of the religion? How do they differ?<text:line-break/>Are the differing groups a result of schism or mutual and cooperative separation?</text:p>
      <text:p text:style-name="P7">Is religion a cause of dissatisfaction, dissension or hostility in the region?<text:line-break/>What factions exist within the dominant religious institutions? How do they compete?</text:p>
      <text:p text:style-name="P7">What relationship do religious and political leaders have?</text:p>
      <text:p text:style-name="P22"><text:soft-page-break/>What happens to those who disagree with the majority on questions of religion?</text:p>
      <text:p text:style-name="P53">Those who disagree or go against the ways of the <text:span text:style-name="T10">atta</text:span><text:span text:style-name="T11"> are cast out and exiled.</text:span></text:p>
      <text:p text:style-name="P65">Guire and Selor, once their crimes were public, were exiled by their four children.</text:p>
      <text:p text:style-name="P22"><text:line-break/>Are issues such as orthodoxy, heterodoxy, heresy and apostasy keys in the religious life?</text:p>
      <text:p text:style-name="P7">What gender, ethnic, national or racial issues exist within the religion?<text:line-break/>What is the most commonly broken religious rule?<text:line-break/>What is the least-violated religious rule?<text:line-break/>How are such infractions punished? Is it possible to expel a community member?<text:line-break/>How are those who follow different faiths treated?</text:p>
      <text:p text:style-name="P7">How can an outsider join the religious community?</text:p>
      <text:p text:style-name="P7">What superstitions are common? What kinds of supernatural events or beings do people fear?<text:line-break/>How is religious action expressed (spontaneous or ritual liturgy, song, dance, music, ritual action, sex, miracle plays, etc.)?<text:line-break/>What do people have to offer to their Deity or deities?<text:line-break/>What do people want from their Deity or deities? How do they try and get it?<text:line-break/></text:p>
      <text:p text:style-name="P66"><text:span text:style-name="T14"><text:line-break/></text:span><text:span text:style-name="T16">Questions of Magic.<text:line-break/></text:span><text:span text:style-name="T14">How is magic integrated into society?</text:span></text:p>
      <text:p text:style-name="P54">Magic was given to Guire and Selor by Hera’roilya so as to give the Waith a legacy of some form. It was stolen and preserved, and eventually it was integrated heavily into the society of the four cities. <text:span text:style-name="T20">The magic was believed to be divine in origin—a gift from the gods (though it was soon believed between the children of Guire and Selor that in fact it was stolen from the gods).</text:span></text:p>
      <text:p text:style-name="P23"><text:line-break/>Who can work magic? Is anyone disallowed from working magic?</text:p>
      <text:p text:style-name="P54">Anyone can learn magic; the teachers were the children of Guire and Selor.</text:p>
      <text:p text:style-name="P24"><text:line-break/>How are works of magic accomplished?</text:p>
      <text:p text:style-name="P55">This early magic, first used by Guire and Selor, was basic in mechanism. The will of the user shaped the magical energy permeating the world at that time, shaping magical effects. </text:p>
      <text:p text:style-name="P24"><text:line-break/>What kind of preparation or study is required before undertaking a magical work?</text:p>
      <text:p text:style-name="P55">Opening the simtir cada is not always an easy feat, and training the mind to use the new power takes years of study, meditation, and ritual.</text:p>
      <text:p text:style-name="P24"/>
      <text:p text:style-name="P24">How is the use of magic viewed by the majority?</text:p>
      <text:p text:style-name="P24"><text:span text:style-name="T7">Those who learn magic take on a divine cause, as magic is believed to be a gift from the gods.</text:span><text:line-break/></text:p>
      <text:p text:style-name="P5"><text:bookmark-start text:name="8"/><text:soft-page-break/>Questions of Labor.<text:bookmark-end text:name="8"/></text:p>
      <text:p text:style-name="P23">Describe any kind of division of labor, such as into physical versus mental versus spiritual.</text:p>
      <text:p text:style-name="P54">An atta tends to hold the same position or occupation. Together, a pair will govern a village or work a forge or a field. Together a pair will go into battle as warriors, and together they will die in combat.</text:p>
      <text:p text:style-name="P23"><text:line-break/>Is there any special prestige attached to some category of labor or job?<text:line-break/>What professions or activities are considered masculine?<text:line-break/>What professions or activities are viewed as feminine?<text:line-break/>What are usual working hours? Are there days of rest or holidays?<text:line-break/>What are typical wages for various jobs?<text:line-break/>What sort of jobs are preferred by which people? Are some jobs denied to certain groups?<text:line-break/></text:p>
      <text:p text:style-name="P5"><text:bookmark-start text:name="9"/>Questions of Art.<text:bookmark-end text:name="9"/></text:p>
      <text:p text:style-name="P7">What are the favorite and least favorite artforms of the society?<text:line-break/>How naturalistic or stylized is your society's art?</text:p>
      <text:p text:style-name="P7">How respected are artists?</text:p>
      <text:p text:style-name="P7">What forms of theatre does your society have?<text:line-break/>Does your culture have a distinct (or not so) musical style? What is it like?<text:line-break/>How do people listen to music (in a theater, at home, on the street, mechanical)?<text:line-break/>Does this culture have a typical dance form? What is it like?<text:line-break/>Who goes to see such entertainments?</text:p>
      <text:p text:style-name="P7">What shapes are most common in your society's arts, like embroidery or architecture?<text:line-break/>What form does censorship take?<text:line-break/>Who may not be an artist?<text:line-break/>What qualities equal "beauty" in this society? What makes a man or woman especially beautiful?<text:line-break/>How do people react to tattoos? Piercings? Facial hair? Cosmetics?<text:line-break/></text:p>
      <text:p text:style-name="P5"><text:bookmark-start text:name="11"/>Questions of Health.<text:bookmark-end text:name="11"/></text:p>
      <text:p text:style-name="P25">What is the average life expectancy? How does this differ between different regions, races or ethnicities?</text:p>
      <text:p text:style-name="P56">The Waith can live up to 25,000 years. Waith are not prone to infection or quick-killing disease, though long-lasting diseases can break the minds and bodies of elderly Waith. The high child mortality balances the life expectancy at around 8,000 years <text:span text:style-name="T21">with generational lengths of around 2,000 years.</text:span></text:p>
      <text:p text:style-name="P25"><text:line-break/>What access do people have to clean drinking water (at home or in public)?<text:line-break/>What access do people have to proper sanitation (at home or in public)?<text:line-break/>Do houses or public buildings have plumbing? Cold and warm water?<text:line-break/><text:soft-page-break/>Describe any public or private bathing or latrine facilities.<text:line-break/>Are there hospitals or sanitaria where many forms of health care are concentrated; or are practitioners more diffuse within the community?<text:line-break/>What kinds of ailments or injuries are treatable in the locality using available supplies and expertise?<text:line-break/>What does typical healthcare cost?<text:line-break/>How do this society’s doctors try to treat wounds and sickness?<text:line-break/>Which medical assumptions of this society are wrong?<text:line-break/>Is a distinction made between physical and nonphysical ailments?<text:line-break/>What happens to those suffering from extreme mental illness? Spiritual illness?<text:line-break/>How do people react to physical deformity (both congenital and acquired)?<text:line-break/></text:p>
      <text:p text:style-name="P66"><text:bookmark-start text:name="12"/><text:span text:style-name="T16">Questions of Sex.</text:span><text:bookmark-end text:name="12"/><text:span text:style-name="T14"><text:line-break/>How do people react to homosexuality? Is it frowned on? Encouraged?</text:span></text:p>
      <text:p text:style-name="P54">Homosexuality is not frowned on or especially encouraged. Any atta is of equal quality and strength.</text:p>
      <text:p text:style-name="P23"><text:line-break/>Are premarital sexual relations allowed? Extramarital?<text:line-break/>How is adultery defined? What (if any) is the punishment? Who decides?<text:line-break/>Is prostitution legal? How are prostitutes viewed?<text:line-break/>How important is virginity?<text:line-break/>What constitutes aberrant sexual behavior?<text:line-break/>Are there any cultural or religious strictures, norms or taboos that specifically address sexual conduct?<text:line-break/>Are there secular laws that control or restrict sexual behavior?<text:line-break/>At what age is it considered normal to engage in sex? Are there taboos against sex with children?<text:line-break/>Should sex be a one-to-one experience? Or are groups allowed?<text:line-break/></text:p>
      <text:p text:style-name="P5"><text:bookmark-start text:name="13"/>Questions of Education.<text:bookmark-end text:name="13"/></text:p>
      <text:p text:style-name="P23">Describe the education of the society’s people: formal schooling, apprenticeship, etc.</text:p>
      <text:p text:style-name="P54">Most, if not all, education is done through apprenticeships. <text:span text:style-name="T22">Would-be priests or scribes were educated at temples as acolytes of the divine orders. With the advent of magic in Waith society, magical initiates took on an education system much like that of scribes and priests.</text:span></text:p>
      <text:p text:style-name="P26"><text:line-break/>Is education compulsory / offered to everyone? What is the cost of education?</text:p>
      <text:p text:style-name="P57">The tuition for an education in the temples of the Waith cities was very high, leading to many of the acolytes and magical initiates to be from established and wealthy families.</text:p>
      <text:p text:style-name="P26"><text:line-break/>Between which ages does education happen?<text:line-break/>How are year groups and academic years arranged?<text:line-break/><text:soft-page-break/>How are curricula arranged? What courses are typically offered?<text:line-break/>What degrees or diplomas are offered by schools?<text:line-break/>What do schools / colleges / universities look like? What are the classrooms like? Who oversees education in the country, and in each individual school?<text:line-break/>Does this society have its own language? Its own writing system? <text:span text:style-name="T24">Number system?</text:span></text:p>
      <text:p text:style-name="P54">The Waith language is called waithi, and they have an alphanumeric writing system of jagged symbols similar to cuneiform.</text:p>
      <text:p text:style-name="P54"/>
      <text:p text:style-name="P3">The Waith use two different number systems. The elder of the two systems is base 10 and is typically the system used in everyday life. Much hand counting, bartering, trading, and food tracking is done in this base 10 system. The second, newer system is base 32 and is typically used for large numbers, times and calendars, and religious rituals.</text:p>
      <text:p text:style-name="P23"><text:line-break/>How common is literacy? How is literacy viewed?</text:p>
      <text:p text:style-name="P54">Literacy is extremely uncommon, with only the most powerful or wealthy learning to read if it is not their profession. Numeracy is more common, for many people need to keep track of food or wealth.</text:p>
      <text:p text:style-name="P27"><text:line-break/>What form and value are books?</text:p>
      <text:p text:style-name="P58">Writing is recorded on clay tablets or the walls and floors of buildings. The prominent Waithi temples were covered in scripture, myth, and religious narrative.</text:p>
      <text:p text:style-name="P27"><text:line-break/>Who teaches others? How do they teach?</text:p>
      <text:p text:style-name="P59">Respected priests or established scribes teach others into their profession, and the children of Guire and Selor were the first magical teachers. Those that learned from them could teach others, though often at steep prices.</text:p>
      <text:p text:style-name="P28"><text:line-break/>Architecture<text:line-break/>What major architectural styles are present?</text:p>
      <text:p text:style-name="P60">The architecture of the four Waith cities was reminiscent of Sumerian, Egyptian, and Indonesian, <text:span text:style-name="T23">with the largest and most prominent stone buildings being similar to ziggurats.</text:span></text:p>
      <text:p text:style-name="P28"><text:line-break/>How does this vary over time and between places in the region?<text:line-break/>What are houses like inside and out?<text:line-break/>What are palaces and castles like?<text:line-break/>How tall is the tallest building? How big is the biggest building?<text:line-break/>What materials are used in typical construction? Do any materials have to be imported?<text:line-break/>How are buildings constructed? Are there machines or is work done by hand?<text:line-break/>What are some famous landmarks in the region? Why are they famous? Are they famous <text:soft-page-break/>internationally?<text:line-break/></text:p>
      <text:p text:style-name="P5"><text:bookmark-start text:name="15"/>Questions of Transportation and Communications.<text:bookmark-end text:name="15"/></text:p>
      <text:p text:style-name="P29">How do people get from place to place? Does this vary at all in different places?</text:p>
      <text:p text:style-name="P61">Between villages, Waith tend to walk or ride animals or sleds. Between cities, the Anariima serve as doorways.</text:p>
      <text:p text:style-name="P29"><text:line-break/>Do people make long journeys?<text:line-break/>Is there a public transport system? Who uses it? How much does it cost?<text:line-break/>What are the roads like? How do they vary from place to place?<text:line-break/>Do individuals or families own and use their own vehicles?<text:line-break/>How safe and clean is the typical transport system?<text:line-break/>What major fuels are used?<text:line-break/>Apart from face to face, how do people communicate with each other?<text:line-break/>Is there a postal service? How fast is it? How much does it cost to use? What restrictions are there on packet delivery? Does the post operate internationally? How likely is it that an article sent in the post will reach its intended destination?<text:line-break/>What technical or mechanical means of communications exist?<text:line-break/></text:p>
      <text:p text:style-name="P5"><text:bookmark-start text:name="16"/>Questions of Economics.<text:bookmark-end text:name="16"/></text:p>
      <text:p text:style-name="P30">What is the local economy based on?</text:p>
      <text:p text:style-name="P62">The four cities have a connected economy of precious metal coins representing value in crops.</text:p>
      <text:p text:style-name="P30"><text:line-break/>How is commerce engaged in?</text:p>
      <text:p text:style-name="P7">How is wealth distributed?<text:line-break/>If levied, how are taxes collected? What are such revenues used for? How does taxation affect the people?<text:line-break/>What do people expect from their government in return for the taxes paid?<text:line-break/><text:line-break/>Money<text:line-break/>What is the local currency like? How is it subdivided? What is it based on (metal, labor, fiat)?<text:line-break/>Is currency issued by a central authority or by some decentralized means?<text:line-break/>How does it compare to other neighboring currencies?<text:line-break/>How has the value of the currency changed or fluctuated recently?<text:line-break/>How are coins and notes produced? How common are forgeries?<text:line-break/>Is there a banking system?<text:line-break/>Who uses it? What benefits does it bring? At what cost?<text:line-break/></text:p>
      <text:p text:style-name="P5"><text:bookmark-start text:name="17"/>Questions of Death and Burial.<text:bookmark-end text:name="17"/></text:p>
      <text:p text:style-name="P7"><text:soft-page-break/>What is their understanding of death and dying?<text:line-break/>What does this society do with their corpses?<text:line-break/>What part do the priests play?<text:line-break/>Do people visit the dead? If so, how often and why?<text:line-break/>What do people in this culture think about suicide?</text:p>
      <text:p text:style-name="P7">How do people demonstrate grief?<text:line-break/></text:p>
      <text:p text:style-name="P5"><text:bookmark-start text:name="18"/>Questions of Government.<text:bookmark-end text:name="18"/></text:p>
      <text:p text:style-name="P29">What is the form of government? How is it structured?</text:p>
      <text:p text:style-name="P61">The Waith cities are a magocracy, with the most powerful mages ruling the cities. These were the children of Guire and Selor.</text:p>
      <text:p text:style-name="P29"><text:line-break/>What are some of the most fundamental policies of the government?<text:line-break/>How is government chosen?<text:line-break/>What is the country’s general foreign policy?<text:line-break/>How are new laws created or old ones changed?<text:line-break/>What titles do various officials have?<text:line-break/>How do government officials dress?<text:line-break/>Is the law written down? Who interprets it?</text:p>
      <text:p text:style-name="P7">Who decides whether someone has broken a law? How?<text:line-break/>What kinds of punishments are meted out? By whom?<text:line-break/>Is torture allowed? Is capital punishment allowed? What is it like?</text:p>
      <text:p text:style-name="P7">Is there some form of clemency or pardon? What is involved?<text:line-break/>Once accused, what recourse does someone have?</text:p>
      <text:p text:style-name="P7">How are the rules different for officials as opposed to the common person?<text:line-break/>Is bribery allowed? Under what circumstances?<text:line-break/>What makes someone a bad ruler in this society? What can be done about it?<text:line-break/>What are the most common or dangerous forms of criminal?<text:line-break/>What is the political status of minority communities?<text:line-break/>Who cannot rise to positions of leadership?<text:line-break/><text:line-break/>City Watch &amp; Sheriffs<text:line-break/>Is there a civilian police force, or is law enforcement the province of the military?<text:line-break/>Is the police force a nationalized one, or are there multiple regional forces?<text:line-break/>How militant or vigilante are they? Are they usually or ever armed?<text:line-break/>What is the extent of their authority? Can they shoot you? Can they use magic? Can they torture or otherwise force a confession?<text:line-break/>Are there individuals or groups who are above the law?<text:line-break/>Is there secret police?<text:line-break/>What is the role of police informants, if any?<text:line-break/></text:p>
      <text:p text:style-name="P5"><text:bookmark-start text:name="19"/><text:soft-page-break/>Questions of Warfare.<text:bookmark-end text:name="19"/></text:p>
      <text:p text:style-name="P29">Does the country have an armed force? What types? What size?</text:p>
      <text:p text:style-name="P61">Standing armies are not developed by the Waith. The cities are defended by their occupants, though no organization holds them together.</text:p>
      <text:p text:style-name="P29"><text:line-break/>How do the armed forces compare with others in the region or world?<text:line-break/>Who declares war and peace?<text:line-break/>How are treaties negotiated?<text:line-break/>What happens to prisoners taken in battle?<text:line-break/>What form of warfare does this society use?<text:line-break/>What weapons are favored by the various armed forces?<text:line-break/>Who are the elite warriors? What distinguishes them?<text:line-break/>Are there professional soldiers? Do they make up the bulk of the military?<text:line-break/>Where do the loyalties of military units lie?<text:line-break/>What ethical or moral codes do warriors adhere to?<text:line-break/>How does someone get command of troops?</text:p>
      <text:p text:style-name="P7">What is campaign or camp life like?<text:line-break/>How are battle injuries treated?<text:line-break/>How long do wars typically last?<text:line-break/>Who are the country’s enemies? <text:line-break/>Has this society ever attacked another? What was the nature of that war? What would make this society go to war?<text:line-break/>What do soldiers do when there's no war?<text:line-break/>What defenses are available to citi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andwriting" svg:font-family="Handwriting" style:font-pitch="variable"/>
    <style:font-face style:name="Calibri" svg:font-family="Calibri"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16:30:00</meta:creation-date>
    <meta:initial-creator>Roth, Nolan</meta:initial-creator>
    <dc:language>en-US</dc:language>
    <dc:date>2022-05-09T16:11:20.483377046</dc:date>
    <meta:editing-cycles>74</meta:editing-cycles>
    <meta:editing-duration>P1DT2H1M41S</meta:editing-duration>
    <meta:generator>LibreOffice/6.4.7.2$Linux_X86_64 LibreOffice_project/40$Build-2</meta:generator>
    <meta:document-statistic meta:table-count="0" meta:image-count="0" meta:object-count="0" meta:page-count="17" meta:paragraph-count="260" meta:word-count="5536" meta:character-count="32957" meta:non-whitespace-character-count="2760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